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cm" svg:height="2cm" svg:x="15cm" svg:y="2cm">
          <text:p text:style-name="P1">session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cm" svg:height="2cm" svg:x="1cm" svg:y="8cm">
          <text:p text:style-name="P1">main</text:p>
          <text:p text:style-name="P1">readperf.c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cm" svg:height="2cm" svg:x="7cm" svg:y="3cm">
          <text:p text:style-name="P1">read_perf_file</text:p>
          <text:p text:style-name="P1">perffile.c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cm" svg:y1="9cm" svg:x2="7cm" svg:y2="4cm" draw:start-shape="id1" draw:start-glue-point="1" draw:end-shape="id2" draw:end-glue-point="3" svg:d="m5000 9000h501l998-5000h501">
          <text:p/>
        </draw:connector>
        <draw:custom-shape draw:style-name="gr1" draw:text-style-name="P1" xml:id="id3" draw:id="id3" draw:layer="layout" svg:width="4cm" svg:height="2cm" svg:x="7cm" svg:y="8cm">
          <text:p text:style-name="P1">buildstat</text:p>
          <text:p text:style-name="P1">buildstat.c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cm" svg:y1="9cm" svg:x2="7cm" svg:y2="9cm" draw:start-shape="id1" draw:start-glue-point="1" draw:end-shape="id3" draw:end-glue-point="3" svg:d="m5000 9000h501 998 501">
          <text:p/>
        </draw:connector>
        <draw:connector draw:style-name="gr3" draw:text-style-name="P2" draw:layer="layout" draw:type="lines" svg:x1="11cm" svg:y1="4cm" svg:x2="15cm" svg:y2="3cm" draw:start-shape="id2" draw:start-glue-point="1" draw:end-shape="id4" draw:end-glue-point="3" svg:d="m11000 4000h501l2998-1000h501">
          <text:p text:style-name="P2">functions</text:p>
        </draw:connector>
        <draw:custom-shape draw:style-name="gr1" draw:text-style-name="P1" xml:id="id5" draw:id="id5" draw:layer="layout" svg:width="4cm" svg:height="2cm" svg:x="15cm" svg:y="5cm">
          <text:p text:style-name="P1">records.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1cm" svg:y1="4cm" svg:x2="15cm" svg:y2="6cm" draw:start-shape="id2" draw:end-shape="id5" draw:end-glue-point="3" svg:d="m11000 4000h501l2998 2000h501">
          <text:p text:style-name="P2">write data</text:p>
        </draw:connector>
        <draw:custom-shape draw:style-name="gr1" draw:text-style-name="P1" xml:id="id6" draw:id="id6" draw:layer="layout" svg:width="4cm" svg:height="2cm" svg:x="15cm" svg:y="8cm">
          <text:p text:style-name="P1">process.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1cm" svg:y1="9cm" svg:x2="15cm" svg:y2="9cm" draw:start-shape="id3" draw:start-glue-point="1" draw:end-shape="id6" draw:end-glue-point="3" svg:d="m11000 9000h501 2998 501">
          <text:p text:style-name="P2">data structures</text:p>
          <text:p text:style-name="P2">functions</text:p>
        </draw:connector>
        <draw:custom-shape draw:style-name="gr1" draw:text-style-name="P1" xml:id="id7" draw:id="id7" draw:layer="layout" svg:width="4cm" svg:height="2cm" svg:x="15cm" svg:y="11cm">
          <text:p text:style-name="P1">funcstat.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1cm" svg:y1="9cm" svg:x2="15cm" svg:y2="12cm" draw:start-shape="id3" draw:end-shape="id7" draw:end-glue-point="3" svg:d="m11000 9000h501l2998 3000h501">
          <text:p text:style-name="P2">write data</text:p>
        </draw:connector>
        <draw:connector draw:style-name="gr3" draw:text-style-name="P2" draw:layer="layout" draw:type="lines" svg:x1="11cm" svg:y1="9cm" svg:x2="15cm" svg:y2="6cm" draw:start-shape="id3" draw:end-shape="id5" svg:d="m11000 9000h501l2998-3000h501">
          <text:p text:style-name="P2">read data</text:p>
        </draw:connector>
        <draw:connector draw:style-name="gr3" draw:text-style-name="P2" draw:layer="layout" draw:type="lines" svg:x1="5cm" svg:y1="9cm" svg:x2="7cm" svg:y2="14cm" draw:start-shape="id1" draw:start-glue-point="1" draw:end-shape="id8" svg:d="m5000 9000h501l333 5000h1166">
          <text:p/>
        </draw:connector>
        <draw:custom-shape draw:style-name="gr1" draw:text-style-name="P1" xml:id="id8" draw:id="id8" draw:layer="layout" svg:width="4cm" svg:height="2cm" svg:x="7cm" svg:y="13cm">
          <text:p text:style-name="P1">func_print_detailed</text:p>
          <text:p text:style-name="P1">funcstat.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1cm" svg:y1="14cm" svg:x2="15cm" svg:y2="12cm" draw:start-shape="id8" draw:end-shape="id7" draw:end-glue-point="3" svg:d="m11000 14000h1148l2351-2000h501">
          <text:p text:style-name="P2">read data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8-29T12:03:33</meta:creation-date>
    <dc:date>2011-08-29T16:22:58</dc:date>
    <dc:creator>Urs Fässler</dc:creator>
    <meta:editing-duration>PT4H4M4S</meta:editing-duration>
    <meta:editing-cycles>2</meta:editing-cycles>
    <meta:generator>LibreOffice/3.3$Unix LibreOffice_project/330m19$Build-301</meta:generator>
    <meta:document-statistic meta:object-count="17"/>
  </office:meta>
</office:document-meta>
</file>